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f.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IntegrationTests.getUniqueDeclaredMethods_withCovariantReturnType_andCglibRewrittenMethodNam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